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6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2" style:parent-style-name="Standard" style:master-page-name="MP1" style:family="paragraph">
      <style:paragraph-properties fo:break-before="page" style:page-number="1"/>
      <style:text-properties fo:font-size="15pt" style:font-size-asian="15pt" style:font-size-complex="15pt"/>
    </style:style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size="15pt" style:font-size-asian="15pt" style:font-size-complex="15pt"/>
    </style:style>
    <style:style style:name="P17" style:parent-style-name="Standard" style:family="paragraph">
      <style:text-properties fo:font-size="15pt" style:font-size-asian="15pt" style:font-size-complex="15pt"/>
    </style:style>
    <style:style style:name="P18" style:parent-style-name="Standard" style:family="paragraph">
      <style:text-properties fo:font-size="15pt" style:font-size-asian="15pt" style:font-size-complex="15pt"/>
    </style:style>
    <style:style style:name="P19" style:parent-style-name="Standard" style:family="paragraph">
      <style:paragraph-properties fo:line-height="200%"/>
    </style:style>
    <style:style style:name="P20" style:parent-style-name="Standard" style:family="paragraph">
      <style:paragraph-properties fo:line-height="200%"/>
      <style:text-properties fo:font-size="15pt" style:font-size-asian="15pt" style:font-size-complex="15pt"/>
    </style:style>
    <style:style style:name="P21" style:parent-style-name="Standard" style:family="paragraph">
      <style:paragraph-properties fo:line-height="200%"/>
      <style:text-properties fo:font-size="15pt" style:font-size-asian="15pt" style:font-size-complex="15pt"/>
    </style:style>
    <style:style style:name="P22" style:parent-style-name="Standard" style:family="paragraph">
      <style:paragraph-properties fo:line-height="200%"/>
    </style:style>
    <style:style style:name="P23" style:parent-style-name="Standard" style:family="paragraph">
      <style:paragraph-properties fo:line-height="200%"/>
      <style:text-properties fo:font-size="15pt" style:font-size-asian="15pt" style:font-size-complex="15pt"/>
    </style:style>
    <style:style style:name="P24" style:parent-style-name="Standard" style:family="paragraph">
      <style:paragraph-properties fo:line-height="200%"/>
    </style:style>
    <style:style style:name="P25" style:parent-style-name="Standard" style:family="paragraph">
      <style:paragraph-properties fo:line-height="200%"/>
      <style:text-properties fo:font-size="15pt" style:font-size-asian="15pt" style:font-size-complex="15pt"/>
    </style:style>
    <style:style style:name="P26" style:parent-style-name="Standard" style:family="paragraph">
      <style:paragraph-properties fo:line-height="200%"/>
    </style:style>
    <style:style style:name="T27" style:parent-style-name="DefaultParagraphFont" style:family="text">
      <style:text-properties fo:font-size="15pt" style:font-size-asian="15pt" style:font-size-complex="15pt"/>
    </style:style>
    <style:style style:name="P28" style:parent-style-name="Standard" style:family="paragraph">
      <style:paragraph-properties fo:line-height="200%"/>
      <style:text-properties fo:font-size="15pt" style:font-size-asian="15pt" style:font-size-complex="15pt"/>
    </style:style>
    <style:style style:name="P29" style:parent-style-name="Standard" style:family="paragraph">
      <style:paragraph-properties fo:line-height="200%"/>
    </style:style>
    <style:style style:name="T30" style:parent-style-name="DefaultParagraphFont" style:family="text">
      <style:text-properties fo:font-size="15pt" style:font-size-asian="15pt" style:font-size-complex="15pt"/>
    </style:style>
    <style:style style:name="P31" style:parent-style-name="Standard" style:family="paragraph">
      <style:paragraph-properties fo:line-height="200%"/>
      <style:text-properties fo:font-size="15pt" style:font-size-asian="15pt" style:font-size-complex="15pt"/>
    </style:style>
    <style:style style:name="P32" style:parent-style-name="Standard" style:family="paragraph">
      <style:paragraph-properties fo:line-height="200%"/>
    </style:style>
    <style:style style:name="P33" style:parent-style-name="Standard" style:family="paragraph">
      <style:paragraph-properties fo:line-height="200%"/>
      <style:text-properties fo:font-size="15pt" style:font-size-asian="15pt" style:font-size-complex="15pt"/>
    </style:style>
    <style:style style:name="P34" style:parent-style-name="Standard" style:family="paragraph">
      <style:paragraph-properties fo:line-height="200%"/>
    </style:style>
    <style:style style:name="P35" style:parent-style-name="Standard" style:family="paragraph">
      <style:paragraph-properties fo:line-height="200%"/>
      <style:text-properties fo:font-size="15pt" style:font-size-asian="15pt" style:font-size-complex="15pt"/>
    </style:style>
    <style:style style:name="P36" style:parent-style-name="Standard" style:family="paragraph">
      <style:paragraph-properties fo:line-height="200%"/>
    </style:style>
    <style:style style:name="P37" style:parent-style-name="Standard" style:family="paragraph">
      <style:paragraph-properties fo:line-height="200%"/>
      <style:text-properties fo:font-size="15pt" style:font-size-asian="15pt" style:font-size-complex="15pt"/>
    </style:style>
    <style:style style:name="P38" style:parent-style-name="Standard" style:family="paragraph">
      <style:paragraph-properties fo:line-height="2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P4">User Manual for Dirty Mike and the Boys</text:p>
      <text:p text:style-name="P5">R1</text:p>
      <text:p text:style-name="P6"/>
      <text:p text:style-name="P7">Group Members</text:p>
      <text:p text:style-name="P8">Kristopher Pepper</text:p>
      <text:p text:style-name="P9">Arif Mohammad</text:p>
      <text:p text:style-name="P10">Jeremy Smith</text:p>
      <text:p text:style-name="P11">Jacob Culley</text:p>
      <text:soft-page-break/>
      <text:p text:style-name="P12">Table of Contents</text:p>
      <text:p text:style-name="P15"/>
      <text:p text:style-name="P16"/>
      <text:p text:style-name="Standard">About the Operating<text:s/>System……………………………………………………………………………3</text:p>
      <text:p text:style-name="Standard"/>
      <text:p text:style-name="Standard">Keyboard………………………………………………………………………………………………..3</text:p>
      <text:p text:style-name="Standard"/>
      <text:p text:style-name="Standard">Help Menu………………………………………………………………………………………………3</text:p>
      <text:p text:style-name="Standard"/>
      <text:p text:style-name="Standard">Get and Set Time………………………………………………………………………………………...3</text:p>
      <text:p text:style-name="Standard"/>
      <text:p text:style-name="Standard">Get and Set Date………………………………………………………………………………………...4</text:p>
      <text:p text:style-name="Standard"/>
      <text:p text:style-name="Standard">Version………………………………………………………………………………………………….4</text:p>
      <text:p text:style-name="Standard"/>
      <text:p text:style-name="Standard">Exit……………………………………………………………………………………………………...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About the Operating System<text:tab/></text:p>
      <text:p text:style-name="P18"/>
      <text:p text:style-name="P19"><text:tab/>For this operating system we had to implement ways to set and get time. <text:s/>We also had to set ways<text:s/>to set and get date as well. <text:s/>Besides those functions it also can display what version of the OS it is as well as display a help menu.</text:p>
      <text:p text:style-name="P20"/>
      <text:p text:style-name="P21">Keyboard</text:p>
      <text:p text:style-name="P22"><text:tab/>The keyboard that we implemented uses all the keys except for delete and the arrow keys. <text:s/>The rest of the keys<text:s/>do exactly what they do in a regular operating system.</text:p>
      <text:p text:style-name="P23">Help</text:p>
      <text:p text:style-name="P24"><text:tab/>The operating system comes equipped with a full help menu that gives you a brief description of each program. <text:s/>It also tell you what inputs to put in the functions. <text:s/>It also tells you how to access the functions.</text:p>
      <text:p text:style-name="P25">Get Date</text:p>
      <text:p text:style-name="P26"><text:span text:style-name="T27"><text:tab/></text:span>Get date allows the user to access the Operating systems calender and it will return the current date. <text:s/>In-order to first access get date first the user must access set date to first initialize what the date is.</text:p>
      <text:p text:style-name="P28">Set Date</text:p>
      <text:p text:style-name="P29"><text:span text:style-name="T30"><text:tab/></text:span>Set<text:s/>date allows the user to set the current date to what he wants. <text:s/>The date will be entered in the following format: Enter year “####”, enter month “##” and enter day “##”.</text:p>
      <text:p text:style-name="P31">Get Time</text:p>
      <text:p text:style-name="P32"><text:tab/>Get time works almost in the same way that get date does. <text:s/>When you call this command it will give you back the current time that you have previously set will set time.</text:p>
      <text:soft-page-break/>
      <text:p text:style-name="P33">Set Time</text:p>
      <text:p text:style-name="P34"><text:tab/>This function is used to enter the time into the operating system. Military time is used. The time will be entered as follows: the first prompt will as<text:s/>for hours “##”, the second will ask for minutes”##” and the third will ask for seconds”##”</text:p>
      <text:p text:style-name="P35">Version</text:p>
      <text:p text:style-name="P36"><text:tab/>When you choose this program you will be shown what is the most recent version and when it was completed.</text:p>
      <text:p text:style-name="P37">Exit</text:p>
      <text:p text:style-name="P38"><text:tab/>Exit allows you to safely leave the OS,<text:s/>after you are finished with all the program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  <style:page-layout style:name="PL1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3" style:parent-style-name="Header" style:family="paragraph">
      <style:paragraph-properties fo:text-align="end"/>
    </style:style>
    <style:style style:name="P14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page-number text:fixed="false">1</text:page-number></text:p>
        <text:p text:style-name="Footer"/>
      </style:footer>
    </style:master-page>
    <style:master-page style:name="MP1" style:page-layout-name="PL1">
      <style:header>
        <text:p text:style-name="P13"/>
      </style:header>
      <style:footer>
        <text:p text:style-name="P14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ris Pepper</dc:creator>
    <meta:creation-date>2016-02-04T18:45:00Z</meta:creation-date>
    <dc:date>2016-02-05T10:26:00Z</dc:date>
    <meta:template xlink:href="Normal" xlink:type="simple"/>
    <meta:editing-cycles>8</meta:editing-cycles>
    <meta:editing-duration>PT2220S</meta:editing-duration>
    <meta:document-statistic meta:page-count="4" meta:paragraph-count="4" meta:word-count="333" meta:character-count="2232" meta:row-count="15" meta:non-whitespace-character-count="1903"/>
  </office:meta>
</office:document-meta>
</file>